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4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6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7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8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Here’s a comprehensive list of <text:span text:style-name="Strong_20_Emphasis">100 practice questions</text:span> for mastering the <text:span text:style-name="Strong_20_Emphasis">NumPy library</text:span>. These are divided into different categories to help you build expertise step by step.</text:p>
      <text:p text:style-name="Horizontal_20_Line"/>
      <text:h text:style-name="Heading_20_3" text:outline-level="3"><text:span text:style-name="Strong_20_Emphasis">Basic Array Creation and Properties (20 Questions)</text:span></text:h>
      <text:list text:style-name="L1">
        <text:list-item>
          <text:p text:style-name="P2">Create a 1D NumPy array of numbers from 1 to 10.</text:p>
        </text:list-item>
        <text:list-item>
          <text:p text:style-name="P2">Create a 2D array of shape <text:span text:style-name="Source_20_Text">(3, 4)</text:span> filled with zeros.</text:p>
        </text:list-item>
        <text:list-item>
          <text:p text:style-name="P2">Create a 3D array of ones with shape <text:span text:style-name="Source_20_Text">(2, 3, 4)</text:span>.</text:p>
        </text:list-item>
        <text:list-item>
          <text:p text:style-name="P2">Generate an array of 20 random numbers between 0 and 1.</text:p>
        </text:list-item>
        <text:list-item>
          <text:p text:style-name="P2">Create an array of integers from 10 to 50, stepping by 5.</text:p>
        </text:list-item>
        <text:list-item>
          <text:p text:style-name="P2">Generate an array of 15 evenly spaced numbers between 0 and 10.</text:p>
        </text:list-item>
        <text:list-item>
          <text:p text:style-name="P2">Create a NumPy array with the following shape and fill it with any values: <text:span text:style-name="Source_20_Text">(2, 2, 2)</text:span>.</text:p>
        </text:list-item>
        <text:list-item>
          <text:p text:style-name="P2">Create an identity matrix of size 5.</text:p>
        </text:list-item>
        <text:list-item>
          <text:p text:style-name="P2">Determine the shape, size, and data type of the array <text:span text:style-name="Source_20_Text">np.array([1, 2, 3.0])</text:span>.</text:p>
        </text:list-item>
        <text:list-item>
          <text:p text:style-name="P2">Convert a list <text:span text:style-name="Source_20_Text">[[1, 2], [3, 4]]</text:span> into a NumPy array.</text:p>
        </text:list-item>
        <text:list-item>
          <text:p text:style-name="P2">Check if all elements in an array are non-zero using a NumPy function.</text:p>
        </text:list-item>
        <text:list-item>
          <text:p text:style-name="P2">Check if any element in an array is zero using a NumPy function.</text:p>
        </text:list-item>
        <text:list-item>
          <text:p text:style-name="P2">Reverse the order of elements in the array <text:span text:style-name="Source_20_Text">[1, 2, 3, 4, 5]</text:span>.</text:p>
        </text:list-item>
        <text:list-item>
          <text:p text:style-name="P2">Reshape the array <text:span text:style-name="Source_20_Text">[1, 2, 3, 4, 5, 6]</text:span> into a 2x3 matrix.</text:p>
        </text:list-item>
        <text:list-item>
          <text:p text:style-name="P2">Create a 2D array of shape <text:span text:style-name="Source_20_Text">(4, 4)</text:span> with random integers between 1 and 100.</text:p>
        </text:list-item>
        <text:list-item>
          <text:p text:style-name="P2">Get the dimensions and size of the array created in the previous question.</text:p>
        </text:list-item>
        <text:list-item>
          <text:p text:style-name="P2">Convert a NumPy array of integers <text:span text:style-name="Source_20_Text">[1, 2, 3]</text:span> into floats.</text:p>
        </text:list-item>
        <text:list-item>
          <text:p text:style-name="P2">Change the data type of an array from <text:span text:style-name="Source_20_Text">float64</text:span> to <text:span text:style-name="Source_20_Text">int32</text:span>.</text:p>
        </text:list-item>
        <text:list-item>
          <text:p text:style-name="P2">Create a diagonal matrix with values <text:span text:style-name="Source_20_Text">[1, 2, 3]</text:span> on the diagonal.</text:p>
        </text:list-item>
        <text:list-item>
          <text:p text:style-name="P1">Extract the diagonal of a matrix generated using <text:span text:style-name="Source_20_Text">np.random.rand(4, 4)</text:span>.</text:p>
        </text:list-item>
      </text:list>
      <text:p text:style-name="Horizontal_20_Line"/>
      <text:h text:style-name="Heading_20_3" text:outline-level="3"><text:span text:style-name="Strong_20_Emphasis">Indexing and Slicing (20 Questions)</text:span></text:h>
      <text:list text:style-name="L2">
        <text:list-item>
          <text:p text:style-name="P4">Access the second element in the array <text:span text:style-name="Source_20_Text">[10, 20, 30, 40]</text:span>.</text:p>
        </text:list-item>
        <text:list-item>
          <text:p text:style-name="P4">Slice the first three elements from the array <text:span text:style-name="Source_20_Text">[10, 20, 30, 40, 50]</text:span>.</text:p>
        </text:list-item>
        <text:list-item>
          <text:p text:style-name="P4">Extract all rows of the second column from a 3x3 array.</text:p>
        </text:list-item>
        <text:list-item>
          <text:p text:style-name="P4">Retrieve the last row of a 2D array <text:span text:style-name="Source_20_Text">[[1, 2], [3, 4], [5, 6]]</text:span>.</text:p>
        </text:list-item>
        <text:list-item>
          <text:p text:style-name="P4">Change the second row of a 2D array to <text:span text:style-name="Source_20_Text">[7, 8]</text:span>.</text:p>
        </text:list-item>
        <text:list-item>
          <text:p text:style-name="P4">Assign a value of 99 to the third column of a 2D array.</text:p>
        </text:list-item>
        <text:list-item>
          <text:p text:style-name="P4">Use slicing to reverse the rows of a 2D array.</text:p>
        </text:list-item>
        <text:list-item>
          <text:p text:style-name="P4">Extract the first two rows and the last two columns of a 3x3 array.</text:p>
        </text:list-item>
        <text:list-item>
          <text:p text:style-name="P4">Use boolean indexing to filter out elements less than 50 from an array.</text:p>
        </text:list-item>
        <text:list-item>
          <text:p text:style-name="P4">Replace all negative values in an array with 0.</text:p>
        </text:list-item>
        <text:list-item>
          <text:p text:style-name="P4">Find the indices of elements greater than 10 in an array.</text:p>
        </text:list-item>
        <text:list-item>
          <text:p text:style-name="P4">Retrieve every other element from <text:span text:style-name="Source_20_Text">[0, 1, 2, 3, 4, 5, 6]</text:span>.</text:p>
        </text:list-item>
        <text:list-item>
          <text:p text:style-name="P4">Select elements at positions <text:span text:style-name="Source_20_Text">[0, 3, 4]</text:span> from an array.</text:p>
        </text:list-item>
        <text:list-item>
          <text:p text:style-name="P4">Use slicing to reverse the elements of <text:span text:style-name="Source_20_Text">[1, 2, 3, 4, 5]</text:span>.</text:p>
        </text:list-item>
        <text:list-item>
          <text:p text:style-name="P4">Slice a 2D array to extract a submatrix.</text:p>
        </text:list-item>
        <text:list-item>
          <text:p text:style-name="P4"><text:soft-page-break/>Change all elements in a 2D array greater than 10 to 100.</text:p>
        </text:list-item>
        <text:list-item>
          <text:p text:style-name="P4">Find elements in an array divisible by both 3 and 5.</text:p>
        </text:list-item>
        <text:list-item>
          <text:p text:style-name="P4">Select all elements except the first and last in <text:span text:style-name="Source_20_Text">[10, 20, 30, 40]</text:span>.</text:p>
        </text:list-item>
        <text:list-item>
          <text:p text:style-name="P4">Set all even elements of an array to -1.</text:p>
        </text:list-item>
        <text:list-item>
          <text:p text:style-name="P3">Use <text:span text:style-name="Source_20_Text">np.where()</text:span> to replace all elements greater than 50 with 1.</text:p>
        </text:list-item>
      </text:list>
      <text:p text:style-name="Horizontal_20_Line"/>
      <text:h text:style-name="Heading_20_3" text:outline-level="3"><text:span text:style-name="Strong_20_Emphasis">Mathematical Operations (20 Questions)</text:span></text:h>
      <text:list text:style-name="L3">
        <text:list-item>
          <text:p text:style-name="P6">Add two NumPy arrays element-wise.</text:p>
        </text:list-item>
        <text:list-item>
          <text:p text:style-name="P6">Subtract one array from another element-wise.</text:p>
        </text:list-item>
        <text:list-item>
          <text:p text:style-name="P6">Multiply two arrays element-wise.</text:p>
        </text:list-item>
        <text:list-item>
          <text:p text:style-name="P6">Divide two arrays element-wise.</text:p>
        </text:list-item>
        <text:list-item>
          <text:p text:style-name="P6">Compute the dot product of two matrices.</text:p>
        </text:list-item>
        <text:list-item>
          <text:p text:style-name="P6">Perform matrix multiplication for two 2D arrays.</text:p>
        </text:list-item>
        <text:list-item>
          <text:p text:style-name="P6">Compute the square of each element in an array.</text:p>
        </text:list-item>
        <text:list-item>
          <text:p text:style-name="P6">Take the square root of each element in an array.</text:p>
        </text:list-item>
        <text:list-item>
          <text:p text:style-name="P6">Compute the exponential (<text:span text:style-name="Source_20_Text">e^x</text:span>) of elements in <text:span text:style-name="Source_20_Text">[1, 2, 3]</text:span>.</text:p>
        </text:list-item>
        <text:list-item>
          <text:p text:style-name="P6">Compute the natural logarithm (<text:span text:style-name="Source_20_Text">ln</text:span>) of each element.</text:p>
        </text:list-item>
        <text:list-item>
          <text:p text:style-name="P6">Compute the mean of an array.</text:p>
        </text:list-item>
        <text:list-item>
          <text:p text:style-name="P6">Find the maximum value in an array.</text:p>
        </text:list-item>
        <text:list-item>
          <text:p text:style-name="P6">Determine the minimum value in an array.</text:p>
        </text:list-item>
        <text:list-item>
          <text:p text:style-name="P6">Calculate the standard deviation of an array.</text:p>
        </text:list-item>
        <text:list-item>
          <text:p text:style-name="P6">Normalize an array to range 0–1.</text:p>
        </text:list-item>
        <text:list-item>
          <text:p text:style-name="P6">Calculate the sum of all elements in a 2D array.</text:p>
        </text:list-item>
        <text:list-item>
          <text:p text:style-name="P6">Compute the cumulative sum of a 1D array.</text:p>
        </text:list-item>
        <text:list-item>
          <text:p text:style-name="P6">Calculate the element-wise product of an array and a scalar.</text:p>
        </text:list-item>
        <text:list-item>
          <text:p text:style-name="P6">Generate an array where each element is the sine of <text:span text:style-name="Source_20_Text">[0, π/2, π]</text:span>.</text:p>
        </text:list-item>
        <text:list-item>
          <text:p text:style-name="P5">Compute the absolute values of the elements in an array.</text:p>
        </text:list-item>
      </text:list>
      <text:p text:style-name="Horizontal_20_Line"/>
      <text:h text:style-name="Heading_20_3" text:outline-level="3"><text:span text:style-name="Strong_20_Emphasis">Random Numbers and Statistics (10 Questions)</text:span></text:h>
      <text:list text:style-name="L4">
        <text:list-item>
          <text:p text:style-name="P8">Generate an array of 10 random integers between 1 and 100.</text:p>
        </text:list-item>
        <text:list-item>
          <text:p text:style-name="P8">Create an array of 5 random numbers from a normal distribution.</text:p>
        </text:list-item>
        <text:list-item>
          <text:p text:style-name="P8">Generate 10 random floats between 0 and 1.</text:p>
        </text:list-item>
        <text:list-item>
          <text:p text:style-name="P8">Create a 2D array of shape <text:span text:style-name="Source_20_Text">(3, 4)</text:span> with random integers.</text:p>
        </text:list-item>
        <text:list-item>
          <text:p text:style-name="P8">Find the index of the maximum element in a randomly generated array.</text:p>
        </text:list-item>
        <text:list-item>
          <text:p text:style-name="P8">Compute the median of an array.</text:p>
        </text:list-item>
        <text:list-item>
          <text:p text:style-name="P8">Find the 25th, 50th, and 75th percentiles of an array.</text:p>
        </text:list-item>
        <text:list-item>
          <text:p text:style-name="P8">Shuffle a 1D array randomly.</text:p>
        </text:list-item>
        <text:list-item>
          <text:p text:style-name="P8">Set the seed for reproducible random numbers.</text:p>
        </text:list-item>
        <text:list-item>
          <text:p text:style-name="P7">Generate a random permutation of numbers from 1 to 10.</text:p>
        </text:list-item>
      </text:list>
      <text:p text:style-name="Horizontal_20_Line"/>
      <text:h text:style-name="Heading_20_3" text:outline-level="3"><text:soft-page-break/><text:span text:style-name="Strong_20_Emphasis">Reshaping and Concatenation (10 Questions)</text:span></text:h>
      <text:list text:style-name="L5">
        <text:list-item>
          <text:p text:style-name="P10">Reshape a 1D array of 12 elements into a 3x4 matrix.</text:p>
        </text:list-item>
        <text:list-item>
          <text:p text:style-name="P10">Flatten a 2D array into a 1D array.</text:p>
        </text:list-item>
        <text:list-item>
          <text:p text:style-name="P10">Concatenate two 1D arrays.</text:p>
        </text:list-item>
        <text:list-item>
          <text:p text:style-name="P10">Stack two 2D arrays vertically.</text:p>
        </text:list-item>
        <text:list-item>
          <text:p text:style-name="P10">Stack two 2D arrays horizontally.</text:p>
        </text:list-item>
        <text:list-item>
          <text:p text:style-name="P10">Split a 1D array of 10 elements into two equal halves.</text:p>
        </text:list-item>
        <text:list-item>
          <text:p text:style-name="P10">Split a 2D array into smaller subarrays along rows.</text:p>
        </text:list-item>
        <text:list-item>
          <text:p text:style-name="P10">Reshape a 3D array into a 2D array.</text:p>
        </text:list-item>
        <text:list-item>
          <text:p text:style-name="P10">Add a new axis to a 1D array to make it a 2D column vector.</text:p>
        </text:list-item>
        <text:list-item>
          <text:p text:style-name="P9">Remove all single-dimensional axes from an array.</text:p>
        </text:list-item>
      </text:list>
      <text:p text:style-name="Horizontal_20_Line"/>
      <text:h text:style-name="Heading_20_3" text:outline-level="3"><text:span text:style-name="Strong_20_Emphasis">Advanced Topics (20 Questions)</text:span></text:h>
      <text:list text:style-name="L6">
        <text:list-item>
          <text:p text:style-name="P12">Generate an array of random numbers and sort it in ascending order.</text:p>
        </text:list-item>
        <text:list-item>
          <text:p text:style-name="P12">Find unique elements in an array.</text:p>
        </text:list-item>
        <text:list-item>
          <text:p text:style-name="P12">Count the occurrences of each unique element in an array.</text:p>
        </text:list-item>
        <text:list-item>
          <text:p text:style-name="P12">Create a structured array with named fields.</text:p>
        </text:list-item>
        <text:list-item>
          <text:p text:style-name="P12">Mask values in an array based on a condition.</text:p>
        </text:list-item>
        <text:list-item>
          <text:p text:style-name="P12">Replace missing values (<text:span text:style-name="Source_20_Text">np.nan</text:span>) with the mean of the array.</text:p>
        </text:list-item>
        <text:list-item>
          <text:p text:style-name="P12">Compute the inverse of a 3x3 matrix.</text:p>
        </text:list-item>
        <text:list-item>
          <text:p text:style-name="P12">Compute the determinant of a 2D square matrix.</text:p>
        </text:list-item>
        <text:list-item>
          <text:p text:style-name="P12">Find the eigenvalues of a matrix.</text:p>
        </text:list-item>
        <text:list-item>
          <text:p text:style-name="P12">Perform a matrix rank computation.</text:p>
        </text:list-item>
        <text:list-item>
          <text:p text:style-name="P12">Solve the system of linear equations <text:span text:style-name="Source_20_Text">Ax = b</text:span> using NumPy.</text:p>
        </text:list-item>
        <text:list-item>
          <text:p text:style-name="P12">Compute the outer product of two vectors.</text:p>
        </text:list-item>
        <text:list-item>
          <text:p text:style-name="P12">Perform element-wise comparison of two arrays.</text:p>
        </text:list-item>
        <text:list-item>
          <text:p text:style-name="P12">Clip values in an array to lie between a minimum and maximum value.</text:p>
        </text:list-item>
        <text:list-item>
          <text:p text:style-name="P12">Use <text:span text:style-name="Source_20_Text">np.histogram()</text:span> to compute the histogram of a dataset.</text:p>
        </text:list-item>
        <text:list-item>
          <text:p text:style-name="P12">Generate a meshgrid of x and y values.</text:p>
        </text:list-item>
        <text:list-item>
          <text:p text:style-name="P12">Compute the gradient of a 1D array.</text:p>
        </text:list-item>
        <text:list-item>
          <text:p text:style-name="P12">Stack 1D arrays into a 2D grid using <text:span text:style-name="Source_20_Text">np.meshgrid()</text:span>.</text:p>
        </text:list-item>
        <text:list-item>
          <text:p text:style-name="P12">Create a checkerboard pattern using NumPy arrays.</text:p>
        </text:list-item>
        <text:list-item>
          <text:p text:style-name="P11">Build a 3x3 matrix where each row contains the same value (e.g., <text:span text:style-name="Source_20_Text">[1, 2, 3]</text:span>)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1:09:09.144670659</meta:creation-date>
    <dc:date>2024-12-30T11:11:21.012401963</dc:date>
    <meta:editing-duration>PT2M12S</meta:editing-duration>
    <meta:editing-cycles>1</meta:editing-cycles>
    <meta:document-statistic meta:table-count="0" meta:image-count="0" meta:object-count="0" meta:page-count="3" meta:paragraph-count="107" meta:word-count="1127" meta:character-count="5797" meta:non-whitespace-character-count="4878"/>
    <meta:generator>LibreOffice/24.2.7.2$Linux_X86_64 LibreOffice_project/420$Build-2</meta:generator>
  </office:meta>
</office:document-meta>
</file>